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inherit" svg:font-family="inherit" style:font-family-generic="roman" svg:panose-1="0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3" style:parent-style-name="DefaultParagraphFont" style:family="text">
      <style:text-properties fo:font-weight="bold" style:font-weight-asian="bold" style:font-weight-complex="bold" fo:language="en"/>
    </style:style>
    <style:style style:name="T4" style:parent-style-name="DefaultParagraphFont" style:family="text">
      <style:text-properties fo:language="en"/>
    </style:style>
    <style:style style:name="T5" style:parent-style-name="Hyperlink" style:family="text">
      <style:text-properties fo:language="en"/>
    </style:style>
    <style:style style:name="T6" style:parent-style-name="DefaultParagraphFont" style:family="text">
      <style:text-properties fo:language="en"/>
    </style:style>
    <style:style style:name="T7" style:parent-style-name="Hyperlink" style:family="text">
      <style:text-properties fo:language="en"/>
    </style:style>
    <style:style style:name="P8" style:parent-style-name="Normal" style:family="paragraph">
      <style:text-properties fo:language="en"/>
    </style:style>
    <style:style style:name="T9" style:parent-style-name="DefaultParagraphFont" style:family="text">
      <style:text-properties fo:language="en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language="en"/>
    </style:style>
    <style:style style:name="P14" style:parent-style-name="Normal" style:family="paragraph">
      <style:paragraph-properties fo:border="0.0034in solid #E5E7EB" fo:padding="0in" style:shadow="none" fo:margin-bottom="0.0833in" fo:line-height="100%" fo:background-color="#FFFFFF"/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Heading4" style:family="paragraph">
      <style:paragraph-properties fo:border="0.0034in solid #E5E7EB" fo:padding="0in" style:shadow="none" fo:margin-top="0.25in" fo:margin-bottom="0.0833in" fo:background-color="#FFFFFF"/>
      <style:text-properties style:font-name="Segoe UI" style:font-name-complex="Segoe UI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paragraph-properties fo:border="0.0034in solid #E5E7EB" fo:padding="0in" style:shadow="none" fo:margin-top="0.25in" fo:margin-bottom="0.0833in" fo:line-height="100%" fo:background-color="#FFFFFF"/>
      <style:text-properties style:font-name="Segoe UI" style:font-name-asian="Times New Roman" style:font-name-complex="Segoe UI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19" style:parent-style-name="DefaultParagraphFont" style:family="text">
      <style:text-properties style:font-name="inherit" style:font-name-asian="Times New Roman" style:font-name-complex="Times New Roman" fo:color="#374151" style:letter-kerning="false" fo:font-size="12pt" style:font-size-asian="12pt" style:font-size-complex="12pt" style:language-asian="en" style:country-asian="GB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language="en"/>
    </style:style>
    <style:style style:name="T22" style:parent-style-name="DefaultParagraphFont" style:family="text">
      <style:text-properties fo:font-weight="bold" style:font-weight-asian="bold" style:font-weight-complex="bold" fo:language="en"/>
    </style:style>
    <style:style style:name="T23" style:parent-style-name="DefaultParagraphFont" style:family="text">
      <style:text-properties fo:language="en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T26" style:parent-style-name="DefaultParagraphFont" style:family="text">
      <style:text-properties fo:language="en"/>
    </style:style>
    <style:style style:name="T27" style:parent-style-name="DefaultParagraphFont" style:family="text">
      <style:text-properties fo:color="#000000" fo:font-size="10.5pt" style:font-size-asian="10.5pt" style:font-size-complex="10.5pt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color="#000000" fo:font-size="10.5pt" style:font-size-asian="10.5pt" style:font-size-complex="10.5pt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language="en"/>
    </style:style>
    <style:style style:name="P34" style:parent-style-name="Normal" style:family="paragraph">
      <style:text-properties fo:language="en"/>
    </style:style>
    <style:style style:name="P35" style:parent-style-name="Normal" style:family="paragraph">
      <style:text-properties fo:language="en"/>
    </style:style>
    <style:style style:name="P36" style:parent-style-name="Normal" style:family="paragraph">
      <style:text-properties fo:language="en"/>
    </style:style>
    <style:style style:name="P37" style:parent-style-name="Normal" style:family="paragraph">
      <style:text-properties fo:language="en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T39" style:parent-style-name="DefaultParagraphFont" style:family="text">
      <style:text-properties fo:language="en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language="en"/>
    </style:style>
    <style:style style:name="T42" style:parent-style-name="DefaultParagraphFont" style:family="text">
      <style:text-properties fo:font-weight="bold" style:font-weight-asian="bold" style:font-weight-complex="bold" fo:language="en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T44" style:parent-style-name="DefaultParagraphFont" style:family="text">
      <style:text-properties fo:language="en"/>
    </style:style>
    <style:style style:name="T45" style:parent-style-name="DefaultParagraphFont" style:family="text">
      <style:text-properties fo:font-weight="bold" style:font-weight-asian="bold" style:font-weight-complex="bold" fo:language="en"/>
    </style:style>
    <style:style style:name="T46" style:parent-style-name="DefaultParagraphFont" style:family="text">
      <style:text-properties fo:language="en"/>
    </style:style>
    <style:style style:name="T47" style:parent-style-name="DefaultParagraphFont" style:family="text">
      <style:text-properties fo:font-weight="bold" style:font-weight-asian="bold" style:font-weight-complex="bold" fo:language="en"/>
    </style:style>
    <style:style style:name="T48" style:parent-style-name="DefaultParagraphFont" style:family="text">
      <style:text-properties fo:language="en"/>
    </style:style>
    <style:style style:name="T49" style:parent-style-name="DefaultParagraphFont" style:family="text">
      <style:text-properties fo:language="en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family="paragraph">
      <style:text-properties style:font-name="Segoe UI" style:font-name-complex="Segoe UI" fo:color="#374151" fo:background-color="#FFFFFF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Normal" style:family="paragraph">
      <style:text-properties fo:font-weight="bold" style:font-weight-asian="bold" style:font-weight-complex="bold"/>
    </style:style>
    <style:style style:name="P60" style:parent-style-name="Normal" style:family="paragraph">
      <style:text-properties fo:font-weight="bold" style:font-weight-asian="bold" style:font-weight-complex="bold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family="paragraph">
      <style:text-properties style:font-name="Segoe UI" style:font-name-complex="Segoe UI" fo:color="#374151" fo:background-color="#FFFFFF"/>
    </style:style>
    <style:style style:name="P63" style:parent-style-name="Normal" style:family="paragraph">
      <style:text-properties style:font-name="Segoe UI" style:font-name-complex="Segoe UI" fo:color="#374151" fo:background-color="#FFFFFF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P68" style:parent-style-name="Normal" style:family="paragraph">
      <style:text-properties fo:font-weight="bold" style:font-weight-asian="bold" style:font-weight-complex="bold"/>
    </style:style>
    <style:style style:name="P69" style:parent-style-name="Normal" style:family="paragraph">
      <style:text-properties fo:font-weight="bold" style:font-weight-asian="bold" style:font-weight-complex="bold"/>
    </style:style>
    <style:style style:name="T70" style:parent-style-name="DefaultParagraphFont" style:family="text">
      <style:text-properties fo:language="en"/>
    </style:style>
    <style:style style:name="T71" style:parent-style-name="DefaultParagraphFont" style:family="text">
      <style:text-properties fo:font-weight="bold" style:font-weight-asian="bold" style:font-weight-complex="bold" fo:language="en"/>
    </style:style>
    <style:style style:name="P72" style:parent-style-name="Normal" style:family="paragraph">
      <style:text-properties fo:font-weight="bold" style:font-weight-asian="bold" style:font-weight-complex="bold" fo:language="en"/>
    </style:style>
    <style:style style:name="P73" style:parent-style-name="Normal" style:family="paragraph">
      <style:text-properties fo:font-weight="bold" style:font-weight-asian="bold" style:font-weight-complex="bold"/>
    </style:style>
    <style:style style:name="P74" style:parent-style-name="Normal" style:family="paragraph">
      <style:text-properties fo:language="en"/>
    </style:style>
    <style:style style:name="P75" style:parent-style-name="Normal" style:family="paragraph">
      <style:text-properties fo:language="en"/>
    </style:style>
    <style:style style:name="P76" style:parent-style-name="Normal" style:family="paragraph">
      <style:text-properties fo:language="en"/>
    </style:style>
    <style:style style:name="T77" style:parent-style-name="DefaultParagraphFont" style:family="text">
      <style:text-properties fo:language="en"/>
    </style:style>
    <style:style style:name="P78" style:parent-style-name="Normal" style:family="paragraph">
      <style:text-properties fo:font-weight="bold" style:font-weight-asian="bold" style:font-weight-complex="bold"/>
    </style:style>
    <style:style style:name="P79" style:parent-style-name="Normal" style:family="paragraph">
      <style:text-properties fo:font-weight="bold" style:font-weight-asian="bold" style:font-weight-complex="bold"/>
    </style:style>
    <style:style style:name="P80" style:parent-style-name="Normal" style:family="paragraph">
      <style:text-properties fo:font-weight="bold" style:font-weight-asian="bold" style:font-weight-complex="bold"/>
    </style:style>
    <style:style style:name="P81" style:parent-style-name="Normal" style:family="paragraph">
      <style:text-properties fo:font-weight="bold" style:font-weight-asian="bold" style:font-weight-complex="bold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P83" style:parent-style-name="Normal" style:family="paragraph">
      <style:text-properties fo:font-weight="bold" style:font-weight-asian="bold" style:font-weight-complex="bold"/>
    </style:style>
    <style:style style:name="P84" style:parent-style-name="Normal" style:family="paragraph">
      <style:text-properties fo:font-weight="bold" style:font-weight-asian="bold" style:font-weight-complex="bold"/>
    </style:style>
    <style:style style:name="P85" style:parent-style-name="Normal" style:family="paragraph">
      <style:paragraph-properties fo:margin-bottom="0in" style:line-height-at-least="0.375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6" style:parent-style-name="DefaultParagraphFont" style:family="text">
      <style:text-properties style:font-name="inherit" style:font-name-asian="Times New Roman" style:font-name-complex="Courier New" fo:color="#202124" style:letter-kerning="false" fo:font-size="21pt" style:font-size-asian="21pt" style:font-size-complex="21pt" fo:language="en" style:language-asian="en" style:country-asian="GB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P88" style:parent-style-name="Normal" style:family="paragraph">
      <style:text-properties fo:font-weight="bold" style:font-weight-asian="bold" style:font-weight-complex="bold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P90" style:parent-style-name="Normal" style:family="paragraph">
      <style:text-properties fo:font-weight="bold" style:font-weight-asian="bold" style:font-weight-complex="bold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P92" style:parent-style-name="HTMLPreformatted" style:family="paragraph">
      <style:paragraph-properties style:line-height-at-least="0.375in" fo:background-color="#F8F9FA"/>
    </style:style>
    <style:style style:name="T93" style:parent-style-name="y2iqfc" style:family="text">
      <style:text-properties style:font-name="inherit" fo:color="#202124" fo:font-size="21pt" style:font-size-asian="21pt" style:font-size-complex="21pt" fo:language="en"/>
    </style:style>
    <style:style style:name="P94" style:parent-style-name="HTMLPreformatted" style:family="paragraph">
      <style:paragraph-properties style:line-height-at-least="0.375in" fo:background-color="#F8F9FA"/>
    </style:style>
    <style:style style:name="T95" style:parent-style-name="y2iqfc" style:family="text">
      <style:text-properties style:font-name="inherit" fo:color="#202124" fo:font-size="21pt" style:font-size-asian="21pt" style:font-size-complex="21pt" fo:language="en"/>
    </style:style>
    <style:style style:name="P96" style:parent-style-name="HTMLPreformatted" style:family="paragraph">
      <style:paragraph-properties style:line-height-at-least="0.375in" fo:background-color="#F8F9FA"/>
    </style:style>
    <style:style style:name="P97" style:parent-style-name="HTMLPreformatted" style:family="paragraph">
      <style:paragraph-properties style:line-height-at-least="0.375in" fo:background-color="#F8F9FA"/>
    </style:style>
    <style:style style:name="T98" style:parent-style-name="y2iqfc" style:family="text">
      <style:text-properties style:font-name="inherit" fo:color="#202124" fo:font-size="21pt" style:font-size-asian="21pt" style:font-size-complex="21pt" fo:language="en"/>
    </style:style>
    <style:style style:name="P99" style:parent-style-name="HTMLPreformatted" style:family="paragraph">
      <style:paragraph-properties style:line-height-at-least="0.375in" fo:background-color="#F8F9FA"/>
    </style:style>
    <style:style style:name="T100" style:parent-style-name="y2iqfc" style:family="text">
      <style:text-properties style:font-name="inherit" fo:color="#202124" fo:font-size="21pt" style:font-size-asian="21pt" style:font-size-complex="21pt" fo:language="en"/>
    </style:style>
    <style:style style:name="P101" style:parent-style-name="HTMLPreformatted" style:family="paragraph">
      <style:paragraph-properties style:line-height-at-least="0.375in" fo:background-color="#F8F9FA"/>
    </style:style>
    <style:style style:name="T102" style:parent-style-name="y2iqfc" style:family="text">
      <style:text-properties style:font-name="inherit" fo:color="#202124" fo:font-size="21pt" style:font-size-asian="21pt" style:font-size-complex="21pt" fo:language="en"/>
    </style:style>
    <style:style style:name="P103" style:parent-style-name="HTMLPreformatted" style:family="paragraph">
      <style:paragraph-properties style:line-height-at-least="0.375in" fo:background-color="#F8F9FA"/>
    </style:style>
    <style:style style:name="P104" style:parent-style-name="HTMLPreformatted" style:family="paragraph">
      <style:paragraph-properties style:line-height-at-least="0.375in" fo:background-color="#F8F9FA"/>
    </style:style>
    <style:style style:name="T105" style:parent-style-name="y2iqfc" style:family="text">
      <style:text-properties style:font-name="inherit" fo:color="#202124" fo:font-size="21pt" style:font-size-asian="21pt" style:font-size-complex="21pt" fo:language="en"/>
    </style:style>
    <style:style style:name="P106" style:parent-style-name="HTMLPreformatted" style:family="paragraph">
      <style:paragraph-properties style:line-height-at-least="0.375in" fo:background-color="#F8F9FA"/>
    </style:style>
    <style:style style:name="T107" style:parent-style-name="y2iqfc" style:family="text">
      <style:text-properties style:font-name="inherit" fo:color="#202124" fo:font-size="21pt" style:font-size-asian="21pt" style:font-size-complex="21pt" fo:language="en"/>
    </style:style>
    <style:style style:name="P108" style:parent-style-name="HTMLPreformatted" style:family="paragraph">
      <style:paragraph-properties style:line-height-at-least="0.375in" fo:background-color="#F8F9FA"/>
    </style:style>
    <style:style style:name="P109" style:parent-style-name="HTMLPreformatted" style:family="paragraph">
      <style:paragraph-properties style:line-height-at-least="0.375in" fo:background-color="#F8F9FA"/>
    </style:style>
    <style:style style:name="T110" style:parent-style-name="y2iqfc" style:family="text">
      <style:text-properties style:font-name="inherit" fo:color="#202124" fo:font-size="21pt" style:font-size-asian="21pt" style:font-size-complex="21pt" fo:language="en"/>
    </style:style>
    <style:style style:name="P111" style:parent-style-name="HTMLPreformatted" style:family="paragraph">
      <style:paragraph-properties style:line-height-at-least="0.375in" fo:background-color="#F8F9FA"/>
    </style:style>
    <style:style style:name="T112" style:parent-style-name="y2iqfc" style:family="text">
      <style:text-properties style:font-name="inherit" fo:color="#202124" fo:font-size="21pt" style:font-size-asian="21pt" style:font-size-complex="21pt" fo:language="en"/>
    </style:style>
    <style:style style:name="P113" style:parent-style-name="Normal" style:family="paragraph">
      <style:text-properties fo:font-weight="bold" style:font-weight-asian="bold" style:font-weight-complex="bold"/>
    </style:style>
    <style:style style:name="P114" style:parent-style-name="Normal" style:family="paragraph">
      <style:text-properties fo:font-weight="bold" style:font-weight-asian="bold" style:font-weight-complex="bold"/>
    </style:style>
    <style:style style:name="P115" style:parent-style-name="Normal" style:family="paragraph">
      <style:text-properties fo:font-weight="bold" style:font-weight-asian="bold" style:font-weight-complex="bold"/>
    </style:style>
    <style:style style:name="P116" style:parent-style-name="Normal" style:family="paragraph">
      <style:text-properties fo:font-weight="bold" style:font-weight-asian="bold" style:font-weight-complex="bold"/>
    </style:style>
    <style:style style:name="P117" style:parent-style-name="Normal" style:family="paragraph">
      <style:text-properties fo:font-weight="bold" style:font-weight-asian="bold" style:font-weight-complex="bold"/>
    </style:style>
    <style:style style:name="P118" style:parent-style-name="HTMLPreformatted" style:family="paragraph">
      <style:paragraph-properties style:line-height-at-least="0.375in" fo:background-color="#F8F9FA"/>
    </style:style>
    <style:style style:name="T119" style:parent-style-name="y2iqfc" style:family="text">
      <style:text-properties style:font-name="inherit" fo:color="#202124" fo:font-size="21pt" style:font-size-asian="21pt" style:font-size-complex="21pt" fo:language="en"/>
    </style:style>
    <style:style style:name="P120" style:parent-style-name="Normal" style:family="paragraph">
      <style:text-properties fo:font-weight="bold" style:font-weight-asian="bold" style:font-weight-complex="bold"/>
    </style:style>
    <style:style style:name="P121" style:parent-style-name="Normal" style:family="paragraph">
      <style:text-properties fo:font-weight="bold" style:font-weight-asian="bold" style:font-weight-complex="bold"/>
    </style:style>
    <style:style style:name="P122" style:parent-style-name="Normal" style:family="paragraph">
      <style:text-properties fo:font-weight="bold" style:font-weight-asian="bold" style:font-weight-complex="bold"/>
    </style:style>
    <style:style style:name="P123" style:parent-style-name="Normal" style:family="paragraph">
      <style:paragraph-properties fo:margin-bottom="0in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4" style:parent-style-name="DefaultParagraphFont" style:family="text">
      <style:text-properties style:font-name="inherit" style:font-name-asian="Times New Roman" style:font-name-complex="Courier New" style:letter-kerning="false" fo:font-size="21pt" style:font-size-asian="21pt" style:font-size-complex="21pt" fo:language="en" style:language-asian="en" style:country-asian="GB"/>
    </style:style>
    <style:style style:name="P125" style:parent-style-name="Normal" style:family="paragraph">
      <style:paragraph-properties fo:margin-bottom="0in" fo:line-height="100%" fo:background-color="#F8F9FA"/>
    </style:style>
    <style:style style:name="T126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202124" style:letter-kerning="false" fo:font-size="9pt" style:font-size-asian="9pt" style:font-size-complex="9pt" style:language-asian="en" style:country-asian="GB"/>
    </style:style>
    <style:style style:name="P127" style:parent-style-name="Normal" style:family="paragraph">
      <style:text-properties fo:font-weight="bold" style:font-weight-asian="bold" style:font-weight-complex="bold"/>
    </style:style>
    <style:style style:name="P128" style:parent-style-name="Normal" style:family="paragraph">
      <style:text-properties fo:font-weight="bold" style:font-weight-asian="bold" style:font-weight-complex="bold"/>
    </style:style>
    <style:style style:name="P129" style:parent-style-name="Normal" style:family="paragraph">
      <style:text-properties fo:font-weight="bold" style:font-weight-asian="bold" style:font-weight-complex="bold"/>
    </style:style>
    <style:style style:name="P130" style:parent-style-name="Normal" style:family="paragraph">
      <style:text-properties fo:font-weight="bold" style:font-weight-asian="bold" style:font-weight-complex="bold"/>
    </style:style>
    <style:style style:name="P131" style:parent-style-name="Normal" style:family="paragraph">
      <style:text-properties fo:font-weight="bold" style:font-weight-asian="bold" style:font-weight-complex="bold"/>
    </style:style>
    <style:style style:name="P132" style:parent-style-name="Normal" style:family="paragraph">
      <style:text-properties fo:font-weight="bold" style:font-weight-asian="bold" style:font-weight-complex="bold"/>
    </style:style>
    <style:style style:name="P133" style:parent-style-name="Normal" style:family="paragraph">
      <style:text-properties fo:font-weight="bold" style:font-weight-asian="bold" style:font-weight-complex="bold"/>
    </style:style>
    <style:style style:name="P134" style:parent-style-name="Normal" style:family="paragraph">
      <style:text-properties fo:font-weight="bold" style:font-weight-asian="bold" style:font-weight-complex="bold"/>
    </style:style>
    <style:style style:name="P135" style:parent-style-name="Normal" style:family="paragraph">
      <style:text-properties fo:font-weight="bold" style:font-weight-asian="bold" style:font-weight-complex="bold"/>
    </style:style>
    <style:style style:name="P136" style:parent-style-name="HTMLPreformatted" style:family="paragraph">
      <style:paragraph-properties style:line-height-at-least="0.375in" fo:background-color="#F8F9FA"/>
    </style:style>
    <style:style style:name="T137" style:parent-style-name="y2iqfc" style:family="text">
      <style:text-properties style:font-name="inherit" fo:color="#202124" fo:font-size="21pt" style:font-size-asian="21pt" style:font-size-complex="21pt" fo:language="en"/>
    </style:style>
    <style:style style:name="P138" style:parent-style-name="HTMLPreformatted" style:family="paragraph">
      <style:paragraph-properties style:line-height-at-least="0.375in" fo:background-color="#F8F9FA"/>
    </style:style>
    <style:style style:name="P139" style:parent-style-name="HTMLPreformatted" style:family="paragraph">
      <style:paragraph-properties style:line-height-at-least="0.375in" fo:background-color="#F8F9FA"/>
    </style:style>
    <style:style style:name="T140" style:parent-style-name="y2iqfc" style:family="text">
      <style:text-properties style:font-name="inherit" fo:color="#202124" fo:font-size="21pt" style:font-size-asian="21pt" style:font-size-complex="21pt" fo:language="en"/>
    </style:style>
    <style:style style:name="P141" style:parent-style-name="HTMLPreformatted" style:family="paragraph">
      <style:paragraph-properties style:line-height-at-least="0.375in" fo:background-color="#F8F9FA"/>
    </style:style>
    <style:style style:name="T142" style:parent-style-name="y2iqfc" style:family="text">
      <style:text-properties style:font-name="inherit" fo:color="#202124" fo:font-size="21pt" style:font-size-asian="21pt" style:font-size-complex="21pt" fo:language="en"/>
    </style:style>
    <style:style style:name="P143" style:parent-style-name="HTMLPreformatted" style:family="paragraph">
      <style:paragraph-properties style:line-height-at-least="0.375in" fo:background-color="#F8F9FA"/>
    </style:style>
    <style:style style:name="P144" style:parent-style-name="HTMLPreformatted" style:family="paragraph">
      <style:paragraph-properties style:line-height-at-least="0.375in" fo:background-color="#F8F9FA"/>
    </style:style>
    <style:style style:name="T145" style:parent-style-name="y2iqfc" style:family="text">
      <style:text-properties style:font-name="inherit" fo:color="#202124" fo:font-size="21pt" style:font-size-asian="21pt" style:font-size-complex="21pt" fo:language="en"/>
    </style:style>
    <style:style style:name="P146" style:parent-style-name="Normal" style:family="paragraph">
      <style:text-properties fo:font-weight="bold" style:font-weight-asian="bold" style:font-weight-complex="bold"/>
    </style:style>
    <style:style style:name="P147" style:parent-style-name="Normal" style:family="paragraph">
      <style:text-properties fo:font-weight="bold" style:font-weight-asian="bold" style:font-weight-complex="bold"/>
    </style:style>
    <style:style style:name="P148" style:parent-style-name="Normal" style:family="paragraph">
      <style:text-properties fo:font-weight="bold" style:font-weight-asian="bold" style:font-weight-complex="bold"/>
    </style:style>
    <style:style style:name="P149" style:parent-style-name="Normal" style:family="paragraph">
      <style:text-properties fo:font-weight="bold" style:font-weight-asian="bold" style:font-weight-complex="bold"/>
    </style:style>
    <style:style style:name="P150" style:parent-style-name="Normal" style:family="paragraph">
      <style:text-properties fo:font-weight="bold" style:font-weight-asian="bold" style:font-weight-complex="bold"/>
    </style:style>
    <style:style style:name="P151" style:parent-style-name="Normal" style:family="paragraph">
      <style:text-properties fo:font-weight="bold" style:font-weight-asian="bold" style:font-weight-complex="bold"/>
    </style:style>
    <style:style style:name="P152" style:parent-style-name="HTMLPreformatted" style:family="paragraph">
      <style:paragraph-properties style:line-height-at-least="0.375in" fo:background-color="#F8F9FA"/>
    </style:style>
    <style:style style:name="T153" style:parent-style-name="y2iqfc" style:family="text">
      <style:text-properties style:font-name="inherit" fo:color="#202124" fo:font-size="21pt" style:font-size-asian="21pt" style:font-size-complex="21pt" fo:language="en"/>
    </style:style>
    <style:style style:name="P154" style:parent-style-name="Normal" style:family="paragraph">
      <style:text-properties fo:font-weight="bold" style:font-weight-asian="bold" style:font-weight-complex="bold"/>
    </style:style>
    <style:style style:name="P155" style:parent-style-name="Normal" style:family="paragraph">
      <style:text-properties fo:font-weight="bold" style:font-weight-asian="bold" style:font-weight-complex="bold"/>
    </style:style>
    <style:style style:name="P156" style:parent-style-name="Normal" style:family="paragraph">
      <style:text-properties fo:font-weight="bold" style:font-weight-asian="bold" style:font-weight-complex="bold"/>
    </style:style>
    <style:style style:name="P157" style:parent-style-name="Normal" style:family="paragraph">
      <style:text-properties fo:font-weight="bold" style:font-weight-asian="bold" style:font-weight-complex="bold"/>
    </style:style>
    <style:style style:name="P158" style:parent-style-name="Normal" style:family="paragraph">
      <style:text-properties fo:font-weight="bold" style:font-weight-asian="bold" style:font-weight-complex="bold"/>
    </style:style>
    <style:style style:name="P159" style:parent-style-name="Normal" style:family="paragraph">
      <style:text-properties fo:font-weight="bold" style:font-weight-asian="bold" style:font-weight-complex="bold"/>
    </style:style>
    <style:style style:name="P160" style:parent-style-name="Normal" style:family="paragraph">
      <style:text-properties fo:font-weight="bold" style:font-weight-asian="bold" style:font-weight-complex="bold"/>
    </style:style>
    <style:style style:name="P161" style:parent-style-name="Normal" style:family="paragraph">
      <style:text-properties fo:font-weight="bold" style:font-weight-asian="bold" style:font-weight-complex="bold"/>
    </style:style>
    <style:style style:name="P162" style:parent-style-name="Normal" style:family="paragraph">
      <style:text-properties fo:font-weight="bold" style:font-weight-asian="bold" style:font-weight-complex="bold"/>
    </style:style>
    <style:style style:name="P163" style:parent-style-name="Normal" style:family="paragraph">
      <style:text-properties fo:font-weight="bold" style:font-weight-asian="bold" style:font-weight-complex="bold"/>
    </style:style>
    <style:style style:name="P164" style:parent-style-name="Normal" style:family="paragraph">
      <style:text-properties fo:font-weight="bold" style:font-weight-asian="bold" style:font-weight-complex="bold"/>
    </style:style>
    <style:style style:name="P165" style:parent-style-name="Normal" style:family="paragraph">
      <style:text-properties fo:font-weight="bold" style:font-weight-asian="bold" style:font-weight-complex="bold"/>
    </style:style>
    <style:style style:name="P166" style:parent-style-name="Normal" style:family="paragraph">
      <style:text-properties fo:font-weight="bold" style:font-weight-asian="bold" style:font-weight-complex="bold"/>
    </style:style>
    <style:style style:name="P167" style:parent-style-name="Normal" style:family="paragraph">
      <style:text-properties fo:font-weight="bold" style:font-weight-asian="bold" style:font-weight-complex="bold"/>
    </style:style>
    <style:style style:name="P168" style:parent-style-name="Normal" style:family="paragraph">
      <style:text-properties fo:font-weight="bold" style:font-weight-asian="bold" style:font-weight-complex="bold"/>
    </style:style>
    <style:style style:name="P169" style:parent-style-name="Normal" style:family="paragraph">
      <style:text-properties fo:font-weight="bold" style:font-weight-asian="bold" style:font-weight-complex="bold"/>
    </style:style>
    <style:style style:name="P170" style:parent-style-name="Normal" style:family="paragraph">
      <style:text-properties fo:font-weight="bold" style:font-weight-asian="bold" style:font-weight-complex="bold"/>
    </style:style>
    <style:style style:name="P171" style:parent-style-name="Normal" style:family="paragraph">
      <style:text-properties fo:font-weight="bold" style:font-weight-asian="bold" style:font-weight-complex="bold"/>
    </style:style>
    <style:style style:name="P172" style:parent-style-name="Normal" style:family="paragraph">
      <style:text-properties fo:font-weight="bold" style:font-weight-asian="bold" style:font-weight-complex="bold"/>
    </style:style>
    <style:style style:name="P173" style:parent-style-name="HTMLPreformatted" style:family="paragraph">
      <style:paragraph-properties style:line-height-at-least="0.375in" fo:background-color="#F8F9FA"/>
    </style:style>
    <style:style style:name="T174" style:parent-style-name="y2iqfc" style:family="text">
      <style:text-properties style:font-name="inherit" fo:color="#202124" fo:font-size="21pt" style:font-size-asian="21pt" style:font-size-complex="21pt" fo:language="en"/>
    </style:style>
    <style:style style:name="T175" style:parent-style-name="y2iqfc" style:family="text">
      <style:text-properties style:font-name="inherit" fo:font-weight="bold" style:font-weight-asian="bold" style:font-weight-complex="bold" fo:color="#202124" fo:font-size="21pt" style:font-size-asian="21pt" style:font-size-complex="21pt" fo:language="en"/>
    </style:style>
    <style:style style:name="T176" style:parent-style-name="y2iqfc" style:family="text">
      <style:text-properties style:font-name="inherit" fo:color="#202124" fo:font-size="21pt" style:font-size-asian="21pt" style:font-size-complex="21pt" fo:language="en"/>
    </style:style>
    <style:style style:name="P177" style:parent-style-name="Normal" style:family="paragraph">
      <style:text-properties fo:font-weight="bold" style:font-weight-asian="bold" style:font-weight-complex="bold"/>
    </style:style>
    <style:style style:name="P178" style:parent-style-name="Normal" style:family="paragraph">
      <style:text-properties fo:font-weight="bold" style:font-weight-asian="bold" style:font-weight-complex="bold"/>
    </style:style>
    <style:style style:name="P179" style:parent-style-name="Normal" style:family="paragraph">
      <style:text-properties fo:font-weight="bold" style:font-weight-asian="bold" style:font-weight-complex="bold"/>
    </style:style>
    <style:style style:name="P180" style:parent-style-name="Normal" style:family="paragraph">
      <style:text-properties fo:font-weight="bold" style:font-weight-asian="bold" style:font-weight-complex="bold"/>
    </style:style>
    <style:style style:name="P181" style:parent-style-name="Normal" style:family="paragraph">
      <style:text-properties fo:font-weight="bold" style:font-weight-asian="bold" style:font-weight-complex="bold"/>
    </style:style>
    <style:style style:name="P182" style:parent-style-name="Normal" style:family="paragraph">
      <style:text-properties fo:font-weight="bold" style:font-weight-asian="bold" style:font-weight-complex="bold"/>
    </style:style>
    <style:style style:name="P183" style:parent-style-name="Normal" style:family="paragraph">
      <style:text-properties fo:font-weight="bold" style:font-weight-asian="bold" style:font-weight-complex="bold"/>
    </style:style>
    <style:style style:name="P184" style:parent-style-name="Normal" style:family="paragraph">
      <style:paragraph-properties fo:margin-bottom="0in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color="#202124" style:letter-kerning="false" fo:font-size="21pt" style:font-size-asian="21pt" style:font-size-complex="21pt" fo:language="en" style:language-asian="en" style:country-asian="GB"/>
    </style:style>
    <style:style style:name="P185" style:parent-style-name="Normal" style:family="paragraph">
      <style:paragraph-properties fo:margin-bottom="0in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color="#202124" style:letter-kerning="false" fo:font-size="21pt" style:font-size-asian="21pt" style:font-size-complex="21pt" fo:language="en" style:language-asian="en" style:country-asian="GB"/>
    </style:style>
    <style:style style:name="P186" style:parent-style-name="Normal" style:family="paragraph">
      <style:paragraph-properties fo:margin-bottom="0in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7" style:parent-style-name="DefaultParagraphFont" style:family="text">
      <style:text-properties style:font-name="inherit" style:font-name-asian="Times New Roman" style:font-name-complex="Courier New" fo:color="#202124" style:letter-kerning="false" fo:font-size="21pt" style:font-size-asian="21pt" style:font-size-complex="21pt" fo:language="en" style:language-asian="en" style:country-asian="GB"/>
    </style:style>
    <style:style style:name="T188" style:parent-style-name="DefaultParagraphFont" style:family="text">
      <style:text-properties style:font-name="inherit" style:font-name-asian="Times New Roman" style:font-name-complex="Courier New" fo:font-weight="bold" style:font-weight-asian="bold" style:font-weight-complex="bold" fo:color="#202124" style:letter-kerning="false" fo:font-size="21pt" style:font-size-asian="21pt" style:font-size-complex="21pt" fo:language="en" style:language-asian="en" style:country-asian="GB"/>
    </style:style>
    <style:style style:name="P189" style:parent-style-name="Normal" style:family="paragraph">
      <style:paragraph-properties fo:margin-bottom="0in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color="#202124" style:letter-kerning="false" fo:font-size="21pt" style:font-size-asian="21pt" style:font-size-complex="21pt" fo:language="en" style:language-asian="en" style:country-asian="GB"/>
    </style:style>
    <style:style style:name="P190" style:parent-style-name="Normal" style:family="paragraph">
      <style:paragraph-properties fo:margin-bottom="0in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color="#202124" style:letter-kerning="false" fo:font-size="21pt" style:font-size-asian="21pt" style:font-size-complex="21pt" fo:language="en" style:language-asian="en" style:country-asian="GB"/>
    </style:style>
    <style:style style:name="P191" style:parent-style-name="Normal" style:family="paragraph">
      <style:paragraph-properties fo:margin-bottom="0in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2" style:parent-style-name="DefaultParagraphFont" style:family="text">
      <style:text-properties style:font-name="inherit" style:font-name-asian="Times New Roman" style:font-name-complex="Courier New" fo:color="#202124" style:letter-kerning="false" fo:font-size="21pt" style:font-size-asian="21pt" style:font-size-complex="21pt" fo:language="en" style:language-asian="en" style:country-asian="GB"/>
    </style:style>
    <style:style style:name="P193" style:parent-style-name="Normal" style:family="paragraph">
      <style:paragraph-properties fo:margin-bottom="0in" fo:line-height="100%" fo:background-color="#F8F9FA"/>
    </style:style>
    <style:style style:name="T194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202124" style:letter-kerning="false" fo:font-size="9pt" style:font-size-asian="9pt" style:font-size-complex="9pt" style:language-asian="en" style:country-asian="GB"/>
    </style:style>
    <style:style style:name="P195" style:parent-style-name="Normal" style:family="paragraph">
      <style:text-properties fo:font-weight="bold" style:font-weight-asian="bold" style:font-weight-complex="bold"/>
    </style:style>
    <style:style style:name="P196" style:parent-style-name="Normal" style:family="paragraph">
      <style:text-properties fo:font-weight="bold" style:font-weight-asian="bold" style:font-weight-complex="bold"/>
    </style:style>
    <style:style style:name="P197" style:parent-style-name="Normal" style:family="paragraph">
      <style:text-properties fo:font-weight="bold" style:font-weight-asian="bold" style:font-weight-complex="bold"/>
    </style:style>
    <style:style style:name="P198" style:parent-style-name="HTMLPreformatted" style:family="paragraph">
      <style:paragraph-properties style:line-height-at-least="0.375in" fo:background-color="#F8F9FA"/>
    </style:style>
    <style:style style:name="T199" style:parent-style-name="y2iqfc" style:family="text">
      <style:text-properties style:font-name="inherit" fo:color="#202124" fo:font-size="21pt" style:font-size-asian="21pt" style:font-size-complex="21pt" fo:language="en"/>
    </style:style>
    <style:style style:name="T200" style:parent-style-name="y2iqfc" style:family="text">
      <style:text-properties style:font-name="inherit" fo:font-weight="bold" style:font-weight-asian="bold" style:font-weight-complex="bold" fo:color="#202124" fo:font-size="21pt" style:font-size-asian="21pt" style:font-size-complex="21pt" fo:language="en"/>
    </style:style>
    <style:style style:name="P201" style:parent-style-name="Normal" style:family="paragraph">
      <style:text-properties fo:font-weight="bold" style:font-weight-asian="bold" style:font-weight-complex="bold"/>
    </style:style>
    <style:style style:name="P202" style:parent-style-name="Normal" style:family="paragraph">
      <style:text-properties fo:font-weight="bold" style:font-weight-asian="bold" style:font-weight-complex="bold"/>
    </style:style>
    <style:style style:name="P203" style:parent-style-name="Normal" style:family="paragraph">
      <style:text-properties fo:font-weight="bold" style:font-weight-asian="bold" style:font-weight-complex="bold"/>
    </style:style>
    <style:style style:name="P204" style:parent-style-name="Normal" style:family="paragraph">
      <style:text-properties fo:font-weight="bold" style:font-weight-asian="bold" style:font-weight-complex="bold"/>
    </style:style>
    <style:style style:name="P205" style:parent-style-name="Normal" style:family="paragraph">
      <style:text-properties fo:font-weight="bold" style:font-weight-asian="bold" style:font-weight-complex="bold"/>
    </style:style>
    <style:style style:name="P206" style:parent-style-name="Normal" style:family="paragraph">
      <style:text-properties fo:font-weight="bold" style:font-weight-asian="bold" style:font-weight-complex="bold"/>
    </style:style>
    <style:style style:name="P207" style:parent-style-name="Normal" style:family="paragraph">
      <style:text-properties fo:font-weight="bold" style:font-weight-asian="bold" style:font-weight-complex="bold"/>
    </style:style>
    <style:style style:name="P208" style:parent-style-name="Normal" style:family="paragraph">
      <style:text-properties fo:font-weight="bold" style:font-weight-asian="bold" style:font-weight-complex="bold"/>
    </style:style>
    <style:style style:name="P209" style:parent-style-name="Normal" style:family="paragraph">
      <style:text-properties fo:font-weight="bold" style:font-weight-asian="bold" style:font-weight-complex="bold"/>
    </style:style>
    <style:style style:name="P210" style:parent-style-name="Normal" style:family="paragraph">
      <style:text-properties fo:font-weight="bold" style:font-weight-asian="bold" style:font-weight-complex="bold"/>
    </style:style>
    <style:style style:name="T211" style:parent-style-name="DefaultParagraphFont" style:family="text">
      <style:text-properties fo:font-weight="bold" style:font-weight-asian="bold" style:font-weight-complex="bold" fo:language="en"/>
    </style:style>
    <style:style style:name="P212" style:parent-style-name="Normal" style:family="paragraph">
      <style:text-properties fo:font-weight="bold" style:font-weight-asian="bold" style:font-weight-complex="bold"/>
    </style:style>
    <style:style style:name="P213" style:parent-style-name="Normal" style:family="paragraph">
      <style:text-properties fo:font-weight="bold" style:font-weight-asian="bold" style:font-weight-complex="bold"/>
    </style:style>
    <style:style style:name="P214" style:parent-style-name="Normal" style:family="paragraph">
      <style:text-properties fo:font-weight="bold" style:font-weight-asian="bold" style:font-weight-complex="bold"/>
    </style:style>
    <style:style style:name="P215" style:parent-style-name="Normal" style:family="paragraph">
      <style:text-properties fo:font-weight="bold" style:font-weight-asian="bold" style:font-weight-complex="bold"/>
    </style:style>
    <style:style style:name="P216" style:parent-style-name="Normal" style:family="paragraph">
      <style:text-properties fo:font-weight="bold" style:font-weight-asian="bold" style:font-weight-complex="bold"/>
    </style:style>
    <style:style style:name="P217" style:parent-style-name="Normal" style:family="paragraph">
      <style:text-properties fo:font-weight="bold" style:font-weight-asian="bold" style:font-weight-complex="bold"/>
    </style:style>
    <style:style style:name="P218" style:parent-style-name="Normal" style:family="paragraph">
      <style:text-properties fo:font-weight="bold" style:font-weight-asian="bold" style:font-weight-complex="bold"/>
    </style:style>
    <style:style style:name="P219" style:parent-style-name="Normal" style:family="paragraph">
      <style:text-properties fo:font-weight="bold" style:font-weight-asian="bold" style:font-weight-complex="bold"/>
    </style:style>
    <style:style style:name="P220" style:parent-style-name="Normal" style:family="paragraph">
      <style:text-properties fo:font-weight="bold" style:font-weight-asian="bold" style:font-weight-complex="bold"/>
    </style:style>
    <style:style style:name="P221" style:parent-style-name="Normal" style:family="paragraph">
      <style:text-properties fo:font-weight="bold" style:font-weight-asian="bold" style:font-weight-complex="bold"/>
    </style:style>
    <style:style style:name="P222" style:parent-style-name="Normal" style:family="paragraph">
      <style:text-properties fo:font-weight="bold" style:font-weight-asian="bold" style:font-weight-complex="bold"/>
    </style:style>
    <style:style style:name="P223" style:parent-style-name="HTMLPreformatted" style:family="paragraph">
      <style:paragraph-properties style:line-height-at-least="0.375in" fo:background-color="#F8F9FA"/>
    </style:style>
    <style:style style:name="T224" style:parent-style-name="y2iqfc" style:family="text">
      <style:text-properties style:font-name="inherit" fo:color="#202124" fo:font-size="21pt" style:font-size-asian="21pt" style:font-size-complex="21pt" fo:language="en"/>
    </style:style>
    <style:style style:name="P225" style:parent-style-name="Normal" style:family="paragraph">
      <style:text-properties fo:font-weight="bold" style:font-weight-asian="bold" style:font-weight-complex="bold"/>
    </style:style>
    <style:style style:name="P226" style:parent-style-name="Normal" style:family="paragraph">
      <style:text-properties fo:font-weight="bold" style:font-weight-asian="bold" style:font-weight-complex="bold"/>
    </style:style>
    <style:style style:name="P227" style:parent-style-name="Normal" style:family="paragraph">
      <style:text-properties fo:font-weight="bold" style:font-weight-asian="bold" style:font-weight-complex="bold"/>
    </style:style>
    <style:style style:name="P228" style:parent-style-name="HTMLPreformatted" style:family="paragraph">
      <style:paragraph-properties style:line-height-at-least="0.375in" fo:background-color="#F8F9FA"/>
    </style:style>
    <style:style style:name="T229" style:parent-style-name="y2iqfc" style:family="text">
      <style:text-properties style:font-name="inherit" fo:color="#202124" fo:font-size="21pt" style:font-size-asian="21pt" style:font-size-complex="21pt" fo:language="en"/>
    </style:style>
    <style:style style:name="T230" style:parent-style-name="y2iqfc" style:family="text">
      <style:text-properties style:font-name="inherit" fo:font-weight="bold" style:font-weight-asian="bold" style:font-weight-complex="bold" fo:color="#202124" fo:font-size="21pt" style:font-size-asian="21pt" style:font-size-complex="21pt" fo:language="en"/>
    </style:style>
    <style:style style:name="T231" style:parent-style-name="y2iqfc" style:family="text">
      <style:text-properties style:font-name="inherit" fo:color="#202124" fo:font-size="21pt" style:font-size-asian="21pt" style:font-size-complex="21pt" fo:language="en"/>
    </style:style>
    <style:style style:name="P232" style:parent-style-name="HTMLPreformatted" style:family="paragraph">
      <style:paragraph-properties style:line-height-at-least="0.375in" fo:background-color="#F8F9FA"/>
    </style:style>
    <style:style style:name="P233" style:parent-style-name="HTMLPreformatted" style:family="paragraph">
      <style:paragraph-properties style:line-height-at-least="0.375in" fo:background-color="#F8F9FA"/>
    </style:style>
    <style:style style:name="T234" style:parent-style-name="DefaultParagraphFont" style:family="text">
      <style:text-properties style:font-name="Consolas" fo:color="#E5E7EB" fo:font-size="10.5pt" style:font-size-asian="10.5pt" style:font-size-complex="10.5pt" fo:background-color="#1F2937"/>
    </style:style>
    <style:style style:name="T235" style:parent-style-name="token" style:family="text">
      <style:text-properties style:font-name="Consolas" fo:color="#D6DEEB" fo:font-size="10.5pt" style:font-size-asian="10.5pt" style:font-size-complex="10.5pt" fo:background-color="#1F2937"/>
    </style:style>
    <style:style style:name="T236" style:parent-style-name="DefaultParagraphFont" style:family="text">
      <style:text-properties style:font-name="Consolas" fo:color="#E5E7EB" fo:font-size="10.5pt" style:font-size-asian="10.5pt" style:font-size-complex="10.5pt" fo:background-color="#1F2937"/>
    </style:style>
    <style:style style:name="P237" style:parent-style-name="HTMLPreformatted" style:family="paragraph">
      <style:paragraph-properties style:line-height-at-least="0.375in" fo:background-color="#F8F9FA"/>
      <style:text-properties style:font-name="inherit" fo:color="#202124"/>
    </style:style>
    <style:style style:name="P238" style:parent-style-name="HTMLPreformatted" style:family="paragraph">
      <style:paragraph-properties style:line-height-at-least="0.375in" fo:background-color="#F8F9FA"/>
      <style:text-properties style:font-name="inherit" fo:color="#202124"/>
    </style:style>
    <style:style style:name="P239" style:parent-style-name="HTMLPreformatted" style:family="paragraph">
      <style:paragraph-properties style:line-height-at-least="0.375in" fo:background-color="#F8F9FA"/>
      <style:text-properties style:font-name="inherit" fo:color="#202124"/>
    </style:style>
    <style:style style:name="P240" style:parent-style-name="HTMLPreformatted" style:family="paragraph">
      <style:paragraph-properties style:line-height-at-least="0.375in" fo:background-color="#F8F9FA"/>
      <style:text-properties style:font-name="inherit" fo:color="#202124"/>
    </style:style>
    <style:style style:name="P241" style:parent-style-name="HTMLPreformatted" style:family="paragraph">
      <style:paragraph-properties style:line-height-at-least="0.375in" fo:background-color="#F8F9FA"/>
      <style:text-properties style:font-name="inherit" fo:color="#202124"/>
    </style:style>
    <style:style style:name="P242" style:parent-style-name="HTMLPreformatted" style:family="paragraph">
      <style:paragraph-properties style:line-height-at-least="0.375in" fo:background-color="#F8F9FA"/>
      <style:text-properties style:font-name="inherit" fo:color="#202124"/>
    </style:style>
    <style:style style:name="P243" style:parent-style-name="HTMLPreformatted" style:family="paragraph">
      <style:paragraph-properties style:line-height-at-least="0.375in" fo:background-color="#F8F9FA"/>
      <style:text-properties style:font-name="inherit" fo:color="#202124"/>
    </style:style>
    <style:style style:name="P244" style:parent-style-name="HTMLPreformatted" style:family="paragraph">
      <style:paragraph-properties style:line-height-at-least="0.375in" fo:background-color="#F8F9FA"/>
      <style:text-properties style:font-name="inherit" fo:color="#202124"/>
    </style:style>
    <style:style style:name="P245" style:parent-style-name="Normal" style:family="paragraph">
      <style:text-properties fo:font-weight="bold" style:font-weight-asian="bold" style:font-weight-complex="bold" fo:font-size="10pt" style:font-size-asian="10pt"/>
    </style:style>
    <style:style style:name="P246" style:parent-style-name="Normal" style:family="paragraph">
      <style:paragraph-properties fo:margin-bottom="0in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7" style:parent-style-name="DefaultParagraphFont" style:family="text">
      <style:text-properties style:font-name="inherit" style:font-name-asian="Times New Roman" style:font-name-complex="Courier New" fo:color="#202124" style:letter-kerning="false" fo:font-size="21pt" style:font-size-asian="21pt" style:font-size-complex="21pt" fo:language="en" style:language-asian="en" style:country-asian="GB"/>
    </style:style>
    <style:style style:name="P248" style:parent-style-name="Normal" style:family="paragraph">
      <style:paragraph-properties fo:margin-bottom="0in" fo:line-height="100%" fo:background-color="#F8F9FA"/>
    </style:style>
    <style:style style:name="T249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202124" style:letter-kerning="false" fo:font-size="9pt" style:font-size-asian="9pt" style:font-size-complex="9pt" style:language-asian="en" style:country-asian="GB"/>
    </style:style>
    <style:style style:name="P250" style:parent-style-name="Normal" style:family="paragraph">
      <style:text-properties fo:font-weight="bold" style:font-weight-asian="bold" style:font-weight-complex="bold" fo:font-size="10pt" style:font-size-asian="10pt"/>
    </style:style>
    <style:style style:name="P251" style:parent-style-name="Normal" style:family="paragraph">
      <style:text-properties fo:font-weight="bold" style:font-weight-asian="bold" style:font-weight-complex="bold" fo:font-size="10pt" style:font-size-asian="10pt"/>
    </style:style>
    <style:style style:name="P252" style:parent-style-name="Normal" style:family="paragraph">
      <style:text-properties fo:font-weight="bold" style:font-weight-asian="bold" style:font-weight-complex="bold" fo:font-size="10pt" style:font-size-asian="10pt"/>
    </style:style>
    <style:style style:name="P253" style:parent-style-name="Normal" style:family="paragraph">
      <style:text-properties fo:font-weight="bold" style:font-weight-asian="bold" style:font-weight-complex="bold" fo:font-size="10pt" style:font-size-asian="10pt"/>
    </style:style>
    <style:style style:name="P254" style:parent-style-name="Normal" style:family="paragraph">
      <style:text-properties fo:font-weight="bold" style:font-weight-asian="bold" style:font-weight-complex="bold" fo:font-size="10pt" style:font-size-asian="10pt"/>
    </style:style>
    <style:style style:name="T255" style:parent-style-name="DefaultParagraphFont" style:family="text">
      <style:text-properties fo:font-weight="bold" style:font-weight-asian="bold" style:font-weight-complex="bold" fo:font-size="10pt" style:font-size-asian="10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3">Reference URL</text:span><text:span text:style-name="T4">:<text:s/></text:span><text:a xlink:href="https://nvtienanh.info/blog/cai-dat-kubernetes-cluster-tren-ubuntu-server-22-04" office:target-frame-name="_top" xlink:show="replace"><text:span text:style-name="T5">https://nvtienanh.info/blog/cai-dat-kubernetes-cluster-tren-ubuntu-server-22-04</text:span></text:a></text:p>
      <text:p text:style-name="Normal"><text:span text:style-name="T6">Addon-&gt;<text:s/></text:span><text:a xlink:href="https://www.youtube.com/watch?v=o6bxo0Oeg6o" office:target-frame-name="_top" xlink:show="replace"><text:span text:style-name="T7">https://www.youtube.com/watch?v=o6bxo0Oeg6o</text:span></text:a></text:p>
      <text:p text:style-name="P8"/>
      <text:p text:style-name="Normal"><text:span text:style-name="T9">When we are running on any device, we are operating on any device that is updated to the latest version (which is available on all nodes).</text:span></text:p>
      <text:p text:style-name="Normal"/>
      <text:p text:style-name="P10">sudo apt update</text:p>
      <text:p text:style-name="P11">sudo apt upgrade -y</text:p>
      <text:p text:style-name="Normal"/>
      <text:p text:style-name="Normal">After the update is complete, we restart the server.</text:p>
      <text:p text:style-name="P12">sudo reboot</text:p>
      <text:p text:style-name="Normal"/>
      <text:p text:style-name="P13">Set hostname and update hosts file</text:p>
      <text:h text:style-name="P14" text:outline-level="4">Master node</text:h>
      <text:p text:style-name="P15">sudo hostnamectl set-hostname "k8s-master.nvtienanh.local"</text:p>
      <text:p text:style-name="Normal"/>
      <text:h text:style-name="P16" text:outline-level="4">Worker 1</text:h>
      <text:p text:style-name="P17">sudo hostnamectl set-hostname "k8s-worker1.nvtienanh.local"</text:p>
      <text:p text:style-name="Normal"/>
      <text:h text:style-name="P18" text:outline-level="4">Worker 2</text:h>
      <text:p text:style-name="Normal"><text:span text:style-name="T19"><text:line-break/></text:span><text:span text:style-name="T20">sudo hostnamectl set-hostname "k8s-worker2.nvtienanh.local"</text:span></text:p>
      <text:p text:style-name="Normal"/>
      <text:p text:style-name="Normal"><text:span text:style-name="T21">Next we update the<text:s/></text:span><text:span text:style-name="T22">/etc/hosts</text:span><text:span text:style-name="T23"><text:s/>file of all nodes.</text:span></text:p>
      <text:p text:style-name="P24">sudo apt install -y nano // Cài nano editor nếu server chưa có</text:p>
      <text:p text:style-name="P25">sudo nano /etc/hosts</text:p>
      <text:p text:style-name="Normal"/>
      <text:p text:style-name="Normal"><text:span text:style-name="T26">Then add the file contents below:</text:span></text:p>
      <text:p text:style-name="Normal"><text:span text:style-name="T27">172.31.95.191</text:span><text:span text:style-name="T28"><text:s text:c="2"/></text:span><text:span text:style-name="T29">k8s-master.prashant.local</text:span></text:p>
      <text:p text:style-name="Normal"><text:span text:style-name="T30">172.31.94.148 <text:s/></text:span><text:span text:style-name="T31">k8s-worker1.prashant.local</text:span></text:p>
      <text:p text:style-name="P32"/>
      <text:p text:style-name="P33"/>
      <text:p text:style-name="P34"/>
      <text:p text:style-name="P35">Disable swap and update kernel</text:p>
      <text:p text:style-name="P36">Please note:</text:p>
      <text:p text:style-name="P37">The commands below are executed on all nodes.</text:p>
      <text:p text:style-name="P38">sudo swapoff -a</text:p>
      <text:p text:style-name="Normal"><text:span text:style-name="T39">Check again to see if swap is disabled and not by command free -h, if successful the result will be as below:</text:span></text:p>
      <text:p text:style-name="Normal"/>
      <text:p text:style-name="Normal">$<text:s/><text:span text:style-name="T40">free -h</text:span></text:p>
      <text:p text:style-name="Normal"><text:s text:c="15"/></text:p>
      <text:p text:style-name="Normal">total <text:s text:c="7"/>used <text:s text:c="7"/>free <text:s text:c="5"/>shared <text:s/>buff/cache <text:s text:c="2"/>available</text:p>
      <text:p text:style-name="Normal">Mem: <text:s text:c="10"/>7.7Gi <text:s text:c="6"/>167Mi <text:s text:c="6"/>7.1Gi <text:s text:c="6"/>1.0Mi <text:s text:c="6"/>437Mi <text:s text:c="2"/>7.3Gi</text:p>
      <text:p text:style-name="Normal">Swap: <text:s text:c="12"/>0B <text:s text:c="9"/>0B <text:s text:c="9"/>0B</text:p>
      <text:p text:style-name="Normal"/>
      <text:p text:style-name="Normal"><text:span text:style-name="T41">Next disable swap in<text:s/></text:span><text:span text:style-name="T42">/etc/fstab</text:span></text:p>
      <text:p text:style-name="P43">sudo nano /etc/fstab</text:p>
      <text:p text:style-name="Normal"/>
      <text:p text:style-name="Normal"><text:span text:style-name="T44">Find this line</text:span><text:span text:style-name="T45">: /swap.img</text:span><text:span text:style-name="T46"><text:s/>none swap<text:s/></text:span><text:span text:style-name="T47">sw 0 0</text:span><text:span text:style-name="T48"><text:s/>and update again:</text:span></text:p>
      <text:p text:style-name="Normal">#/swap.img <text:s text:c="6"/>none <text:s text:c="6"/>swap <text:s text:c="6"/>sw <text:s text:c="6"/>0 <text:s text:c="6"/>0</text:p>
      <text:p text:style-name="Normal"/>
      <text:p text:style-name="Normal"><text:span text:style-name="T49">Then run these commands:</text:span></text:p>
      <text:p text:style-name="P50">sudo mount -a</text:p>
      <text:p text:style-name="P51">free -h</text:p>
      <text:p text:style-name="P52"/>
      <text:p text:style-name="P53">Load the following kernel modules on all the nodes:</text:p>
      <text:p text:style-name="P54">sudo tee /etc/modules-load.d/containerd.conf &lt;&lt;EOF</text:p>
      <text:p text:style-name="P55">overlay</text:p>
      <text:p text:style-name="P56">br_netfilter</text:p>
      <text:p text:style-name="P57">EOF</text:p>
      <text:p text:style-name="P58"/>
      <text:soft-page-break/>
      <text:p text:style-name="P59">sudo modprobe overlay</text:p>
      <text:p text:style-name="P60">sudo modprobe br_netfilter</text:p>
      <text:p text:style-name="P61"/>
      <text:p text:style-name="P62">Set the following Kernel parameters for Kubernetes.</text:p>
      <text:p text:style-name="P63"/>
      <text:p text:style-name="P64">sudo tee /etc/sysctl.d/kubernetes.conf &lt;&lt;EOF</text:p>
      <text:p text:style-name="P65">net.bridge.bridge-nf-call-ip6tables = 1</text:p>
      <text:p text:style-name="P66">net.bridge.bridge-nf-call-iptables = 1</text:p>
      <text:p text:style-name="P67">net.ipv4.ip_forward = 1</text:p>
      <text:p text:style-name="P68">EOF</text:p>
      <text:p text:style-name="P69"/>
      <text:p text:style-name="Normal"><text:span text:style-name="T70">Then reload<text:s/></text:span><text:span text:style-name="T71">sysctl</text:span></text:p>
      <text:p text:style-name="P72"/>
      <text:p text:style-name="P73">sudo sysctl --system</text:p>
      <text:p text:style-name="P74">Install containerd run time</text:p>
      <text:p text:style-name="P75">Please note:</text:p>
      <text:p text:style-name="P76"/>
      <text:p text:style-name="Normal"><text:span text:style-name="T77">What are the commands below on all nodes</text:span></text:p>
      <text:p text:style-name="P78"/>
      <text:p text:style-name="P79">sudo apt install -y curl gnupg2 software-properties-common apt-transport-https ca-certificates</text:p>
      <text:p text:style-name="P80">sudo curl -fsSL https://download.docker.com/linux/ubuntu/gpg | sudo gpg --dearmour -o /etc/apt/trusted.gpg.d/docker.gpg</text:p>
      <text:p text:style-name="P81">sudo add-apt-repository "deb [arch=amd64] https://download.docker.com/linux/ubuntu $(lsb_release -cs) stable"</text:p>
      <text:p text:style-name="P82">sudo apt update</text:p>
      <text:p text:style-name="P83">sudo apt install -y containerd.io</text:p>
      <text:p text:style-name="P84"/>
      <text:p text:style-name="P85"><text:span text:style-name="T86">After the installation is complete, we add more configuration containerd.</text:span></text:p>
      <text:p text:style-name="P87"/>
      <text:p text:style-name="P88">containerd config default | sudo tee /etc/containerd/config.toml &gt;/dev/null 2&gt;&amp;1</text:p>
      <text:soft-page-break/>
      <text:p text:style-name="P89">sudo sed -i 's/SystemdCgroup \= false/SystemdCgroup \= true/g' /etc/containerd/config.toml</text:p>
      <text:p text:style-name="P90">sudo systemctl restart containerd</text:p>
      <text:p text:style-name="P91">sudo systemctl enable containerd</text:p>
      <text:p text:style-name="Normal"/>
      <text:p text:style-name="P92"><text:span text:style-name="T93">Install Kubernetes</text:span></text:p>
      <text:p text:style-name="P94"><text:span text:style-name="T95">Please note:</text:span></text:p>
      <text:p text:style-name="P96"/>
      <text:p text:style-name="P97"><text:span text:style-name="T98">What are the commands below on all nodes</text:span></text:p>
      <text:p text:style-name="Normal"/>
      <text:p text:style-name="Normal">curl -s https://packages.cloud.google.com/apt/doc/apt-key.gpg | sudo apt-key add -</text:p>
      <text:p text:style-name="Normal">sudo apt-add-repository "deb http://apt.kubernetes.io/ kubernetes-xenial main"</text:p>
      <text:p text:style-name="Normal">sudo apt update</text:p>
      <text:p text:style-name="Normal">sudo apt install -y kubelet kubeadm kubectl</text:p>
      <text:p text:style-name="Normal">sudo apt-mark hold kubelet kubeadm kubectl</text:p>
      <text:p text:style-name="Normal"/>
      <text:p text:style-name="P99"><text:span text:style-name="T100">Create cluster using kubeadm</text:span></text:p>
      <text:p text:style-name="P101"><text:span text:style-name="T102">Please note:</text:span></text:p>
      <text:p text:style-name="P103"/>
      <text:p text:style-name="P104"><text:span text:style-name="T105">Just run down here on your master node</text:span></text:p>
      <text:p text:style-name="Normal"/>
      <text:p text:style-name="Normal">sudo kubeadm init \</text:p>
      <text:p text:style-name="Normal"><text:s text:c="2"/>--pod-network-cidr=10.10.0.0/16 \</text:p>
      <text:p text:style-name="Normal"><text:s text:c="2"/>--control-plane-endpoint=<text:s/>k8s-master.prashant.local</text:p>
      <text:p text:style-name="Normal"/>
      <text:p text:style-name="P106"><text:span text:style-name="T107">While 10.10.0.0/16 is the CIDR of your pod network, you can change it as per your requirement.</text:span></text:p>
      <text:p text:style-name="P108"/>
      <text:soft-page-break/>
      <text:p text:style-name="P109"><text:span text:style-name="T110">If run successfully, the result returned will be as follows</text:span></text:p>
      <text:p text:style-name="Normal"/>
      <text:p text:style-name="Normal"/>
      <text:p text:style-name="P111"><text:span text:style-name="T112">Next, execute these commands below on your master node</text:span></text:p>
      <text:p text:style-name="P113"/>
      <text:p text:style-name="P114">mkdir -p $HOME/.kube</text:p>
      <text:p text:style-name="P115">sudo cp -i /etc/kubernetes/admin.conf $HOME/.kube/config</text:p>
      <text:p text:style-name="P116">sudo chown $(id -u):$(id -g) $HOME/.kube/config</text:p>
      <text:p text:style-name="P117"/>
      <text:p text:style-name="P118"><text:span text:style-name="T119">Let's run this command to find out the status of your cluster:</text:span></text:p>
      <text:p text:style-name="Normal"/>
      <text:p text:style-name="P120">kubectl cluster-info</text:p>
      <text:p text:style-name="P121">kubectl get nodes</text:p>
      <text:p text:style-name="P122"/>
      <text:p text:style-name="P123"><text:span text:style-name="T124">Result returned:</text:span></text:p>
      <text:p text:style-name="P125"><text:span text:style-name="T126"><draw:frame draw:style-name="a0" draw:name="Picture 1" text:anchor-type="as-char" svg:x="0in" svg:y="0in" svg:width="0.16667in" svg:height="0.16667in" style:rel-width="scale" style:rel-height="scale"><draw:image xlink:href="media/image1.png" xlink:type="simple" xlink:show="embed" xlink:actuate="onLoad"/><svg:title/><svg:desc>Community-verified icon</svg:desc></draw:frame></text:span></text:p>
      <text:p text:style-name="P127"/>
      <text:p text:style-name="P128">anh@k8s-master:~$ kubectl cluster-info</text:p>
      <text:p text:style-name="P129">Kubernetes control plane is running at https://k8s-master.nvtienanh.local:6443</text:p>
      <text:p text:style-name="P130">CoreDNS is running at https://k8s-master.nvtienanh.local:6443/api/v1/namespaces/kube-system/services/kube-dns:dns/proxy</text:p>
      <text:p text:style-name="P131">To further debug and diagnose cluster problems, use 'kubectl cluster-info dump'.</text:p>
      <text:p text:style-name="P132">anh@k8s-master:~$ kubectl get nodes</text:p>
      <text:p text:style-name="P133">NAME <text:s text:c="24"/>STATUS <text:s text:c="4"/>ROLES <text:s text:c="10"/>AGE <text:s text:c="2"/>VERSION</text:p>
      <text:p text:style-name="P134">k8s-master.nvtienanh.local <text:s text:c="2"/>NotReady <text:s text:c="2"/>control-plane <text:s text:c="2"/>55m <text:s text:c="2"/>v1.26.1</text:p>
      <text:p text:style-name="P135"/>
      <text:soft-page-break/>
      <text:p text:style-name="P136"><text:span text:style-name="T137">We see that the control plane is running and currently only each master node is there, we will move to add more worker nodes to this cluster.</text:span></text:p>
      <text:p text:style-name="P138"/>
      <text:p text:style-name="P139"><text:span text:style-name="T140">Add worker node to cluster</text:span></text:p>
      <text:p text:style-name="P141"><text:span text:style-name="T142">Note: The commands below only run on each worker node.</text:span></text:p>
      <text:p text:style-name="P143"/>
      <text:p text:style-name="P144"><text:span text:style-name="T145">Let's see the output of your command sudo kubeadm init and copy the command below:</text:span></text:p>
      <text:p text:style-name="P146"/>
      <text:p text:style-name="P147">Then you can join any number of worker nodes by running the following on each as root:</text:p>
      <text:p text:style-name="P148"/>
      <text:p text:style-name="P149">kubeadm join k8s-master.nvtienanh.local:6443 --token daii9y.g4dq24u6irkz4pt0 \</text:p>
      <text:p text:style-name="P150"><text:s text:c="8"/>--discovery-token-ca-cert-hash sha256:58b9cc96ed57a5797fddea653756dbda830efbff55b720a10cffb3948d489148</text:p>
      <text:p text:style-name="P151"/>
      <text:p text:style-name="P152"><text:span text:style-name="T153">The result returned to your terminal will look like this</text:span></text:p>
      <text:p text:style-name="P154"/>
      <text:p text:style-name="P155">anh@k8s-worker1:~$ sudo kubeadm join k8s-master.nvtienanh.local:6443 --token daii9y.g4dq24u6irkz4pt0 \</text:p>
      <text:p text:style-name="P156"><text:s text:c="8"/>--discovery-token-ca-cert-hash sha256:58b9cc96ed57a5797fddea653756dbda830efbff55b720a10cffb3948d489148</text:p>
      <text:p text:style-name="P157">[sudo] password for anh:</text:p>
      <text:p text:style-name="P158">[preflight] Running pre-flight checks</text:p>
      <text:p text:style-name="P159">[preflight] Reading configuration from the cluster...</text:p>
      <text:p text:style-name="P160">[preflight] FYI: You can look at this config file with 'kubectl -n kube-system get cm kubeadm-config -o yaml'</text:p>
      <text:p text:style-name="P161">[kubelet-start] Writing kubelet configuration to file "/var/lib/kubelet/config.yaml"</text:p>
      <text:soft-page-break/>
      <text:p text:style-name="P162">[kubelet-start] Writing kubelet environment file with flags to file "/var/lib/kubelet/kubeadm-flags.env"</text:p>
      <text:p text:style-name="P163">[kubelet-start] Starting the kubelet</text:p>
      <text:p text:style-name="P164">[kubelet-start] Waiting for the kubelet to perform the TLS Bootstrap...</text:p>
      <text:p text:style-name="P165"/>
      <text:p text:style-name="P166">This node has joined the cluster:</text:p>
      <text:p text:style-name="P167">* Certificate signing request was sent to apiserver and a response was received.</text:p>
      <text:p text:style-name="P168">* The Kubelet was informed of the new secure connection details.</text:p>
      <text:p text:style-name="P169"/>
      <text:p text:style-name="P170">Run 'kubectl get nodes' on the control-plane to see this node join the cluster.</text:p>
      <text:p text:style-name="P171"/>
      <text:p text:style-name="P172"/>
      <text:p text:style-name="P173"><text:span text:style-name="T174">When I run<text:s/></text:span><text:span text:style-name="T175">kubectl get nodes<text:s/></text:span><text:span text:style-name="T176">to find each node (check my master node's terminal), I get the following result:</text:span></text:p>
      <text:p text:style-name="P177"/>
      <text:p text:style-name="P178">anh@k8s-master:~$ kubectl get nodes</text:p>
      <text:p text:style-name="P179">NAME <text:s text:c="25"/>STATUS <text:s text:c="4"/>ROLES <text:s text:c="10"/>AGE <text:s text:c="2"/>VERSION</text:p>
      <text:p text:style-name="P180">k8s-master.nvtienanh.local <text:s text:c="3"/>NotReady <text:s text:c="2"/>control-plane <text:s text:c="2"/>58m <text:s text:c="2"/>v1.26.1</text:p>
      <text:p text:style-name="P181">k8s-worker1.nvtienanh.local <text:s text:c="2"/>NotReady <text:s text:c="2"/>&lt;none&gt; <text:s text:c="9"/>87s <text:s text:c="2"/>v1.26.1</text:p>
      <text:p text:style-name="P182">k8s-worker2.nvtienanh.local <text:s text:c="2"/>NotReady <text:s text:c="2"/>&lt;none&gt; <text:s text:c="9"/>44s <text:s text:c="2"/>v1.26.1</text:p>
      <text:p text:style-name="P183"/>
      <text:p text:style-name="P184">Shows which nodes have been successfully added to the cluster.</text:p>
      <text:p text:style-name="P185"/>
      <text:p text:style-name="P186"><text:span text:style-name="T187">Install<text:s/></text:span><text:span text:style-name="T188">Calico Pod Network for Kubernetes cluster</text:span></text:p>
      <text:p text:style-name="P189">Note: The commands below only run on the master node.</text:p>
      <text:p text:style-name="P190"/>
      <text:p text:style-name="P191"><text:span text:style-name="T192">First we download the manifest file as yaml file, this is the file installed on Calico on Kubernetes cluster with number of nodes less than 50.</text:span></text:p>
      <text:p text:style-name="P193"><text:span text:style-name="T194"><draw:frame draw:style-name="a1" draw:name="Picture 2" text:anchor-type="as-char" svg:x="0in" svg:y="0in" svg:width="0.16667in" svg:height="0.16667in" style:rel-width="scale" style:rel-height="scale"><draw:image xlink:href="media/image1.png" xlink:type="simple" xlink:show="embed" xlink:actuate="onLoad"/><svg:title/><svg:desc>Community-verified icon</svg:desc></draw:frame></text:span></text:p>
      <text:p text:style-name="P195"/>
      <text:p text:style-name="P196">curl https://raw.githubusercontent.com/projectcalico/calico/v3.25.0/manifests/calico.yaml -O</text:p>
      <text:p text:style-name="P197"/>
      <text:p text:style-name="P198"><text:span text:style-name="T199">Open the file you just downloaded and find the section<text:s/></text:span><text:span text:style-name="T200">CALICO_IPV4POOL_CIDR.</text:span></text:p>
      <text:p text:style-name="P201">---</text:p>
      <text:p text:style-name="P202"># The default IPv4 pool to create on startup if none exists. Pod IPs will be</text:p>
      <text:p text:style-name="P203"># chosen from this range. Changing this value after installation will have</text:p>
      <text:p text:style-name="P204"># no effect. This should fall within `--cluster-cidr`.</text:p>
      <text:p text:style-name="P205"># - name: CALICO_IPV4POOL_CIDR</text:p>
      <text:p text:style-name="P206"># <text:s text:c="2"/>value: "192.168.0.0/16"</text:p>
      <text:p text:style-name="P207"># Disable file logging so `kubectl logs` works.</text:p>
      <text:p text:style-name="P208">- name: CALICO_DISABLE_FILE_LOGGING</text:p>
      <text:p text:style-name="P209"><text:s text:c="2"/>value: 'true'</text:p>
      <text:p text:style-name="P210"/>
      <text:p text:style-name="Normal"><text:span text:style-name="T211">Let's change the IP range to match the CIDR of your pod network with the command sudo kubeadm init. In case yours is 10.10.0.0/16 then the file when modified should look like this</text:span></text:p>
      <text:p text:style-name="P212"/>
      <text:p text:style-name="P213">---</text:p>
      <text:p text:style-name="P214"># The default IPv4 pool to create on startup if none exists. Pod IPs will be</text:p>
      <text:p text:style-name="P215"># chosen from this range. Changing this value after installation will have</text:p>
      <text:p text:style-name="P216"># no effect. This should fall within `--cluster-cidr`.</text:p>
      <text:p text:style-name="P217">- name: CALICO_IPV4POOL_CIDR</text:p>
      <text:p text:style-name="P218"><text:s text:c="2"/>value: '10.10.0.0/16'</text:p>
      <text:p text:style-name="P219"># Disable file logging so `kubectl logs` works.</text:p>
      <text:p text:style-name="P220">- name: CALICO_DISABLE_FILE_LOGGING</text:p>
      <text:soft-page-break/>
      <text:p text:style-name="P221"><text:s text:c="2"/>value: 'true'</text:p>
      <text:p text:style-name="P222"/>
      <text:p text:style-name="P223"><text:span text:style-name="T224">Then we added Calico to the Kubernetes cluster:</text:span></text:p>
      <text:p text:style-name="P225"/>
      <text:p text:style-name="P226">kubectl apply -f calico.yaml</text:p>
      <text:p text:style-name="P227"/>
      <text:p text:style-name="P228"><text:span text:style-name="T229">We will check which pods are deployed in our namespace<text:s/></text:span><text:span text:style-name="T230">kube-system</text:span><text:span text:style-name="T231">.</text:span></text:p>
      <text:p text:style-name="P232"/>
      <text:p text:style-name="P233"><text:span text:style-name="T234">kubectl get pods<text:s/></text:span><text:span text:style-name="T235">-n</text:span><text:span text:style-name="T236"><text:s/>kube-system</text:span></text:p>
      <text:p text:style-name="P237">anh@k8s-master:~$ kubectl get pods -n kube-system</text:p>
      <text:p text:style-name="P238">NAME <text:s text:c="48"/>READY <text:s text:c="2"/>STATUS <text:s text:c="3"/>RESTARTS <text:s text:c="2"/>AGE</text:p>
      <text:p text:style-name="P239">calico-kube-controllers-57b57c56f-ptddp <text:s text:c="13"/>1/1 <text:s text:c="4"/>Running <text:s text:c="2"/>0 <text:s text:c="9"/>2m44s</text:p>
      <text:p text:style-name="P240">calico-node-5fqml <text:s text:c="35"/>1/1 <text:s text:c="4"/>Running <text:s text:c="2"/>0 <text:s text:c="9"/>2m44s</text:p>
      <text:p text:style-name="P241">calico-node-llfjq <text:s text:c="35"/>1/1 <text:s text:c="4"/>Running <text:s text:c="2"/>0 <text:s text:c="9"/>2m44s</text:p>
      <text:p text:style-name="P242">calico-node-vw78h <text:s text:c="35"/>1/1 <text:s text:c="4"/>Running <text:s text:c="2"/>0 <text:s text:c="9"/>2m44s</text:p>
      <text:p text:style-name="P243">coredns-787d4945fb-n7s9t <text:s text:c="28"/>1/1 <text:s text:c="4"/>Running <text:s text:c="2"/>0 <text:s text:c="9"/>62m</text:p>
      <text:p text:style-name="P244">coredns-787d4945fb-rs9mj</text:p>
      <text:p text:style-name="P245"/>
      <text:p text:style-name="P246"><text:span text:style-name="T247">If the status is Running that means the deployment has completed successfully, now if you check the status of each node then the status will be Ready.</text:span></text:p>
      <text:p text:style-name="P248"><text:span text:style-name="T249"><draw:frame draw:style-name="a2" draw:name="Picture 3" text:anchor-type="as-char" svg:x="0in" svg:y="0in" svg:width="0.16667in" svg:height="0.16667in" style:rel-width="scale" style:rel-height="scale"><draw:image xlink:href="media/image1.png" xlink:type="simple" xlink:show="embed" xlink:actuate="onLoad"/><svg:title/><svg:desc>Community-verified icon</svg:desc></draw:frame></text:span></text:p>
      <text:p text:style-name="P250"/>
      <text:p text:style-name="P251">anh@k8s-master:~$ kubectl get nodes</text:p>
      <text:p text:style-name="P252">NAME <text:s text:c="25"/>STATUS <text:s text:c="2"/>ROLES <text:s text:c="10"/>AGE <text:s text:c="4"/>VERSION</text:p>
      <text:p text:style-name="P253">k8s-master.nvtienanh.local <text:s text:c="3"/>Ready <text:s text:c="3"/>control-plane <text:s text:c="2"/>62m <text:s text:c="4"/>v1.26.1</text:p>
      <text:soft-page-break/>
      <text:p text:style-name="P254">k8s-worker1.nvtienanh.local <text:s text:c="2"/>Ready <text:s text:c="3"/>&lt;none&gt; <text:s text:c="9"/>5m53s <text:s text:c="2"/>v1.26.1</text:p>
      <text:p text:style-name="Normal"><text:span text:style-name="T255">k8s-worker2.nvtienanh.local <text:s text:c="2"/>Ready <text:s text:c="3"/>&lt;none&gt; <text:s text:c="9"/>5m10s <text:s text:c="2"/>v1.26.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inherit" svg:font-family="inherit" style:font-family-generic="roman" svg:panose-1="0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0pt" fo:background-color="transparent" style:text-underline-type="none" style:text-underline-color="font-color" style:text-emphasize="none" fo:language="en" fo:country="GB" style:language-asian="en" style:country-asian="US" style:language-complex="hi" style:country-complex="IN" style:text-combine="none" fo:hyphenate="true"/>
    </style:default-style>
    <style:style style:name="Heading4" style:display-name="Heading 4" style:family="paragraph" style:parent-style-name="Normal" style:default-outline-level="4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 fo:hyphenate="false"/>
    </style:style>
    <style:style style:name="Normal" style:display-name="Normal" style:family="paragraph">
      <style:text-properties style:font-name-complex="Mangal" fo:hyphenate="false"/>
    </style:style>
    <style:style style:name="DefaultParagraphFont" style:display-name="Default Paragraph Font" style:family="text"/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language-asian="en" style:country-asian="GB"/>
    </style:style>
    <style:style style:name="y2iqfc" style:display-name="y2iqfc" style:family="text" style:parent-style-name="DefaultParagraphFont"/>
    <style:style style:name="token" style:display-name="token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complex="Mangal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complex="Manga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text-properties fo:language="en" fo:country="US"/>
    </style:style>
  </office:automatic-styles>
  <office:master-styles>
    <style:master-page style:name="MP0" style:page-layout-name="PL0">
      <style:header>
        <text:p text:style-name="P2"><text:s text:c="39"/><text:tab/><text:s/>K8S setup on ubuntu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umar</meta:initial-creator>
    <dc:creator>kumar</dc:creator>
    <meta:creation-date>2023-12-04T13:41:00Z</meta:creation-date>
    <dc:date>2023-12-04T16:11:00Z</dc:date>
    <meta:template xlink:href="Normal" xlink:type="simple"/>
    <meta:editing-cycles>18</meta:editing-cycles>
    <meta:editing-duration>PT7740S</meta:editing-duration>
    <meta:document-statistic meta:page-count="10" meta:paragraph-count="18" meta:word-count="1363" meta:character-count="9119" meta:row-count="64" meta:non-whitespace-character-count="7774"/>
  </office:meta>
</office:document-meta>
</file>